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d3df" officeooo:paragraph-rsid="000ed3df"/>
    </style:style>
    <style:style style:name="P2" style:family="paragraph" style:parent-style-name="Standard">
      <style:text-properties fo:font-weight="bold" officeooo:rsid="000ed3df" officeooo:paragraph-rsid="000ed3df" style:font-weight-asian="bold" style:font-weight-complex="bold"/>
    </style:style>
    <style:style style:name="P3" style:family="paragraph" style:parent-style-name="Standard">
      <style:text-properties fo:font-weight="bold" officeooo:rsid="0010410b" officeooo:paragraph-rsid="0010410b" style:font-weight-asian="bold" style:font-weight-complex="bold"/>
    </style:style>
    <style:style style:name="P4" style:family="paragraph" style:parent-style-name="Standard">
      <style:text-properties fo:font-weight="normal" officeooo:rsid="0010410b" officeooo:paragraph-rsid="0010410b" style:font-weight-asian="normal" style:font-weight-complex="normal"/>
    </style:style>
    <style:style style:name="P5" style:family="paragraph" style:parent-style-name="Standard">
      <style:text-properties fo:font-weight="normal" officeooo:rsid="0010410b" officeooo:paragraph-rsid="0010410b" style:font-weight-asian="normal" style:font-weight-complex="normal"/>
    </style:style>
    <style:style style:name="P6" style:family="paragraph" style:parent-style-name="Standard">
      <style:text-properties fo:font-weight="normal" officeooo:rsid="001239a2" officeooo:paragraph-rsid="001239a2" style:font-weight-asian="normal" style:font-weight-complex="normal"/>
    </style:style>
    <style:style style:name="P7" style:family="paragraph" style:parent-style-name="Standard">
      <style:text-properties fo:font-weight="bold" officeooo:rsid="001239a2" officeooo:paragraph-rsid="001239a2" style:font-weight-asian="bold" style:font-weight-complex="bold"/>
    </style:style>
    <style:style style:name="P8" style:family="paragraph" style:parent-style-name="Preformatted_20_Text">
      <style:text-properties fo:color="#a9b7c6" fo:font-weight="normal" officeooo:rsid="0010410b" officeooo:paragraph-rsid="0010410b" style:font-weight-asian="normal" style:font-weight-complex="normal"/>
    </style:style>
    <style:style style:name="P9" style:family="paragraph" style:parent-style-name="Preformatted_20_Text">
      <style:paragraph-properties fo:margin-top="0cm" fo:margin-bottom="0.499cm" loext:contextual-spacing="false" fo:background-color="#2b2b2b">
        <style:background-image/>
      </style:paragraph-properties>
      <style:text-properties fo:color="#e8bf6a" style:font-name="Courier New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fo:color="#e8bf6a"/>
    </style:style>
    <style:style style:name="T4" style:family="text">
      <style:text-properties fo:color="#e8bf6a" style:font-name="Courier New"/>
    </style:style>
    <style:style style:name="T5" style:family="text">
      <style:text-properties fo:color="#9876aa" style:font-name="Courier New"/>
    </style:style>
    <style:style style:name="T6" style:family="text">
      <style:text-properties fo:color="#bababa" style:font-name="Courier New"/>
    </style:style>
    <style:style style:name="T7" style:family="text">
      <style:text-properties fo:color="#a5c261"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tton Zuordnung</text:span><text:line-break/><text:line-break/>bt1_start<text:tab/><text:tab/><text:tab/>Hinzufuegen eines Startpunktes</text:p>
      <text:p text:style-name="P1"><text:line-break/>bt2_zwischen<text:tab/><text:tab/><text:tab/>Hinzufuegen einer Zwischenstation</text:p>
      <text:p text:style-name="P1"/>
      <text:p text:style-name="P1">bt3_ende<text:tab/><text:tab/><text:tab/>Hinzufuegen einer Endstation</text:p>
      <text:p text:style-name="P1"/>
      <text:p text:style-name="P1"><text:span text:style-name="T1">Kalenderpicker</text:span><text:line-break/><text:line-break/>dp_start<text:tab/><text:tab/><text:tab/>Startdatumspicker</text:p>
      <text:p text:style-name="P1"/>
      <text:p text:style-name="P1">dp2_zwischen_1<text:tab/><text:tab/>Zwischenstation Datum Ankunft<text:line-break/>dp3_zwischen_2<text:tab/><text:tab/>Zwischenstation Datum Abfahrt</text:p>
      <text:p text:style-name="P1"/>
      <text:p text:style-name="P1">dp4_ende<text:tab/><text:tab/><text:tab/>Endstation Datumspicker</text:p>
      <text:p text:style-name="P1"/>
      <text:p text:style-name="P1"><text:span text:style-name="T1">Textfelder</text:span><text:line-break/><text:line-break/>tf01_std_start<text:tab/><text:tab/><text:tab/>Textfeld für die Startstunde<text:line-break/>tf02_min_start<text:tab/><text:tab/><text:tab/>Textfeld für die Startminuten<text:line-break/>tf03_ort_start<text:tab/><text:tab/><text:tab/>Textfeld für den Startortnamen</text:p>
      <text:p text:style-name="P1"/>
      <text:p text:style-name="P1">tf04_std_zwischen_1<text:tab/><text:tab/>Textfeld Ankunft Stunden</text:p>
      <text:p text:style-name="P1">tf05_min_zwischen_1<text:tab/>Textfeld Ankunft Minuten<text:line-break/>tf06_std_zwischen_2<text:tab/><text:tab/>Textfeld Abfahrt Stunden</text:p>
      <text:p text:style-name="P1">tf07_min_zwischen_2<text:tab/>Textfeld Abfahrt Minuten</text:p>
      <text:p text:style-name="P1">tf08_einfuegen_ort<text:tab/><text:tab/>Textfeld Einfügen hinter<text:line-break/>tf09_ort_zwischen<text:tab/><text:tab/>Texfeld für Zwischenstation Name</text:p>
      <text:p text:style-name="P1"/>
      <text:p text:style-name="P1">tf10_std_ende<text:tab/><text:tab/><text:tab/>Textfeld Endstation Stunde</text:p>
      <text:p text:style-name="P1">tf11_min_ende<text:tab/><text:tab/>Textfeld Endstation Minuten</text:p>
      <text:p text:style-name="P1">tf12_ort_ende<text:tab/><text:tab/><text:tab/>Textfeld Endstation Ort</text:p>
      <text:p text:style-name="P1"/>
      <text:p text:style-name="P3">Label</text:p>
      <text:p text:style-name="P3"/>
      <text:p text:style-name="P4">l1_ueberschrift<text:tab/><text:tab/>Label für die Überschrift</text:p>
      <text:p text:style-name="P4">l2_netto_reise<text:tab/><text:tab/><text:tab/>Label Anzeigen Netto Reise</text:p>
      <text:p text:style-name="P4">l3_brutto_reise<text:tab/><text:tab/>Label Anzeige Brutto Reise</text:p>
      <text:p text:style-name="P4"/>
      <text:p text:style-name="P7">TableView Struktur</text:p>
      <text:p text:style-name="P7"/>
      <text:p text:style-name="P6">tvTable<text:tab/><text:tab/><text:tab/>Parten Klassen TableView</text:p>
      <text:p text:style-name="P6">tvNr<text:tab/><text:tab/><text:tab/><text:tab/>Spalte Nummer des Ortes<text:line-break/>tvOrt<text:tab/><text:tab/><text:tab/><text:tab/>Spalte Ortname<text:line-break/>tvAnkunftsDatum<text:tab/><text:tab/>Spalte Ankunfts Datum<text:line-break/>tvAnkunftsUhrzeit<text:tab/><text:tab/>Spalte Ankunfts Uhrzeit</text:p>
      <text:p text:style-name="P6">tvAbreiseDatum<text:tab/><text:tab/>Spalte Abreise Datum</text:p>
      <text:p text:style-name="P6">tvAbreiseUhrzeit<text:tab/><text:tab/>Spalte Abreise Uhrzeit</text:p>
      <text:p text:style-name="P1"><text:soft-page-break/></text:p>
      <text:p text:style-name="P2">Pane Zuordnung</text:p>
      <text:p text:style-name="P2"/>
      <text:p text:style-name="P4">p1_gesamt<text:tab/><text:tab/><text:tab/>Wrapper der gesamten Pane</text:p>
      <text:p text:style-name="P4">p2_reise<text:tab/><text:tab/><text:tab/>Wrapper für die Pane Reise<text:line-break/>p3_start<text:tab/><text:tab/><text:tab/>Wrapper für den Startpunkt</text:p>
      <text:p text:style-name="P4">p4_zwischen<text:tab/><text:tab/><text:tab/>Wrapper für die Zwischenstationen<text:line-break/>p5_ende<text:tab/><text:tab/><text:tab/>Wrapper für die Endstations Eingabe</text:p>
      <text:p text:style-name="P4">p6_zeit<text:tab/><text:tab/><text:tab/><text:tab/>Wrapper für die berechnende Zeit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1:14:13.723188815</meta:creation-date>
    <dc:date>2016-05-27T15:57:18.585000000</dc:date>
    <meta:editing-duration>PT43M23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28" meta:word-count="162" meta:character-count="1527" meta:non-whitespace-character-count="1333"/>
  </office:meta>
</office:document-meta>
</file>